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PHP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 Device Detection in PH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n Adapter API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packages I have found differ greatly in capability and license</text:p>
              </text:list-item>
              <text:list-item>
                <text:p>An Adapter API allows switching between these without having to change any code</text:p>
              </text:list-item>
              <text:list-item>
                <text:p>Show Joomla administration option in joomoowebsites.com: Extensions → Template Manager → Choose Template → IdMyGadget</text:p>
              </text:list-item>
              <text:list-item>
                <text:p>Show Wordpress administration option in tomwhartung.com: Appearance → Choose Theme → Customiz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an an Adapter API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ing an Adapter API allows switching between these without having to change any code</text:p>
              </text:list-item>
              <text:list-item>
                <text:p>As mentioned, the capabilities and licensing differs</text:p>
              </text:list-item>
              <text:list-item>
                <text:p>Also, I would expect these packages to come and go, like everything else in this industry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es the Adapter API Work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decided to use inheritance</text:p>
              </text:list-item>
              <text:list-item>
                <text:p>Recently read that we should rarely use inheritance but should prefer interfaces</text:p>
              </text:list-item>
              <text:list-item>
                <text:p>What do you think?</text:p>
              </text:list-item>
              <text:list-item>
                <text:p>Show code: idMyGadget/ph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w Demo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Demo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06:38.508694605</meta:creation-date>
    <meta:generator>LibreOffice/4.2.8.2$Linux_X86_64 LibreOffice_project/420m0$Build-2</meta:generator>
    <dc:date>2015-08-17T11:10:18.401247158</dc:date>
    <meta:editing-duration>P4DT22H56M48S</meta:editing-duration>
    <meta:editing-cycles>9</meta:editing-cycles>
    <meta:document-statistic meta:object-count="53"/>
  </office:meta>
</office:document-meta>
</file>